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3">
      <style:paragraph-properties fo:line-height="100%" fo:text-align="left" style:tab-stop-distance="0.9997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9997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3999in" fo:padding-bottom="0.03999in" fo:padding-left="0.03999in" fo:padding-right="0.03999in" draw:textarea-vertical-align="top" draw:textarea-horizontal-align="left" draw:fill="gradient" draw:fill-gradient-name="a367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3999in" fo:padding-bottom="0.03999in" fo:padding-left="0.03999in" fo:padding-right="0.03999in" draw:textarea-vertical-align="top" draw:textarea-horizontal-align="left" draw:fill="gradient" draw:fill-gradient-name="a350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9997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3999in" fo:padding-bottom="0.03999in" fo:padding-left="0.03999in" fo:padding-right="0.03999in" draw:textarea-vertical-align="top" draw:textarea-horizontal-align="left" draw:fill="gradient" draw:fill-gradient-name="a355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9997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9997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3999in" fo:padding-bottom="0.03999in" fo:padding-left="0.03999in" fo:padding-right="0.03999in" draw:textarea-vertical-align="top" draw:textarea-horizontal-align="left" draw:fill="gradient" draw:fill-gradient-name="a345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9997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9997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3999in" fo:padding-bottom="0.03999in" fo:padding-left="0.03999in" fo:padding-right="0.03999in" draw:textarea-vertical-align="top" draw:textarea-horizontal-align="left" draw:fill="gradient" draw:fill-gradient-name="a382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9997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3999in" fo:padding-bottom="0.03999in" fo:padding-left="0.03999in" fo:padding-right="0.03999in" draw:textarea-vertical-align="top" draw:textarea-horizontal-align="left" draw:fill="gradient" draw:fill-gradient-name="a372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9997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3999in" fo:padding-bottom="0.03999in" fo:padding-left="0.03999in" fo:padding-right="0.03999in" draw:textarea-vertical-align="top" draw:textarea-horizontal-align="left" draw:fill="gradient" draw:fill-gradient-name="a377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3999in" fo:padding-bottom="0.03999in" fo:padding-left="0.03999in" fo:padding-right="0.03999in" draw:textarea-vertical-align="top" draw:textarea-horizontal-align="left" draw:fill="gradient" draw:fill-gradient-name="a360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>
        <draw:g draw:name="Gruppieren 17" draw:id="id63">
          <svg:desc/>
          <draw:frame draw:id="id64" draw:style-name="a346" draw:name="Text Box 3" svg:x="0.01997in" svg:y="0.02002in" svg:width="5.03993in" svg:height="3.2287in">
            <draw:text-box>
              <text:p text:style-name="a344" text:class-names="" text:cond-style-name=""><text:span text:style-name="a336" text:class-names="">&lt;</text:span><text:span text:style-name="a337" text:class-names="">div</text:span><text:span text:style-name="a338" text:class-names=""><text:s text:c="1"/></text:span><text:span text:style-name="a339" text:class-names="">class</text:span><text:span text:style-name="a340" text:class-names="">="tx-thrating-pi1-content {</text:span><text:span text:style-name="a341" text:class-names="">ratingContext</text:span><text:span text:style-name="a342" text:class-names="">}"&gt;</text:span><text:span text:style-name="a343" text:class-names=""/></text:p>
            </draw:text-box>
            <svg:desc/>
          </draw:frame>
          <draw:frame draw:id="id65" draw:style-name="a351" draw:name="Text Box 4" svg:x="0.45399in" svg:y="0.80751in" svg:width="4.6059in" svg:height="2.04747in">
            <draw:text-box>
              <text:p text:style-name="a349" text:class-names="" text:cond-style-name=""><text:span text:style-name="a347" text:class-names="">&lt;div class='tx-thrating-content'&gt;</text:span><text:span text:style-name="a348" text:class-names=""/></text:p>
            </draw:text-box>
            <svg:desc/>
          </draw:frame>
          <draw:frame draw:id="id66" draw:style-name="a356" draw:name="Text Box 5" svg:x="0.96614in" svg:y="1.20264in" svg:width="4.09375in" svg:height="0.39236in">
            <draw:text-box>
              <text:p text:style-name="a354" text:class-names="" text:cond-style-name=""><text:span text:style-name="a352" text:class-names="">&lt;div class='tx-thrating-preContent'&gt;</text:span><text:span text:style-name="a353" text:class-names=""/></text:p>
            </draw:text-box>
            <svg:desc/>
          </draw:frame>
          <draw:frame draw:id="id67" draw:style-name="a361" draw:name="Text Box 6" svg:x="0.96614in" svg:y="2.46088in" svg:width="4.09375in" svg:height="0.3941in">
            <draw:text-box>
              <text:p text:style-name="a359" text:class-names="" text:cond-style-name=""><text:span text:style-name="a357" text:class-names="">&lt;div class='tx-thrating-postContent'&gt;</text:span><text:span text:style-name="a358" text:class-names=""/></text:p>
            </draw:text-box>
            <svg:desc/>
          </draw:frame>
          <draw:frame draw:id="id68" draw:style-name="a368" draw:name="Text Box 7" svg:x="0.96614in" svg:y="1.59528in" svg:width="4.09375in" svg:height="0.47222in">
            <draw:text-box>
              <text:p text:style-name="a363" text:class-names="" text:cond-style-name=""><text:span text:style-name="a362" text:class-names="">&lt;div&gt;</text:span></text:p>
              <text:p text:style-name="a366" text:class-names="" text:cond-style-name=""><text:span text:style-name="a364" text:class-names="">Extension action handler output</text:span><text:span text:style-name="a365" text:class-names=""/></text:p>
            </draw:text-box>
            <svg:desc/>
          </draw:frame>
          <draw:frame draw:id="id69" draw:style-name="a373" draw:name="Text Box 8" svg:x="0.96614in" svg:y="2.06714in" svg:width="4.09375in" svg:height="0.3941in">
            <draw:text-box>
              <text:p text:style-name="a371" text:class-names="" text:cond-style-name=""><text:span text:style-name="a369" text:class-names="">&lt;div class='tx-thrating-summary'&gt;</text:span><text:span text:style-name="a370" text:class-names=""/></text:p>
            </draw:text-box>
            <svg:desc/>
          </draw:frame>
          <draw:frame draw:id="id70" draw:style-name="a378" draw:name="Text Box 9" svg:x="0.45399in" svg:y="0.41341in" svg:width="4.6059in" svg:height="0.3941in">
            <draw:text-box>
              <text:p text:style-name="a376" text:class-names="" text:cond-style-name=""><text:span text:style-name="a374" text:class-names="">&lt;div class='tx-thrating-staticPreContent'&gt;</text:span><text:span text:style-name="a375" text:class-names=""/></text:p>
            </draw:text-box>
            <svg:desc/>
          </draw:frame>
          <draw:frame draw:id="id71" draw:style-name="a383" draw:name="Text Box 10" svg:x="0.45399in" svg:y="2.85498in" svg:width="4.6059in" svg:height="0.3941in">
            <draw:text-box>
              <text:p text:style-name="a381" text:class-names="" text:cond-style-name=""><text:span text:style-name="a379" text:class-names="">&lt;div class='tx-thrating-staticPostContent'&gt;</text:span><text:span text:style-name="a380" text:class-names=""/></text:p>
            </draw:text-box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381in" svg:y="1.01554in" svg:width="4.31788in" svg:height="0.70074in"/>
      <presentation:placeholder presentation:object="subtitle" svg:x="0.76198in" svg:y="1.85249in" svg:width="3.5559in" svg:height="0.83543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2" style:display-name="Titel und Inhalt">
      <presentation:placeholder presentation:object="title" svg:x="0.254in" svg:y="0.13092in" svg:width="4.57188in" svg:height="0.54484in"/>
      <presentation:placeholder presentation:object="object" svg:x="0.254in" svg:y="0.76279in" svg:width="4.57188in" svg:height="2.15745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3" style:display-name="Abschnittsüberschrift">
      <presentation:placeholder presentation:object="title" svg:x="0.40127in" svg:y="2.1007in" svg:width="4.31788in" svg:height="0.64928in"/>
      <presentation:placeholder presentation:object="outline" svg:x="0.40127in" svg:y="1.38558in" svg:width="4.31788in" svg:height="0.71511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4" style:display-name="Zwei Inhalte">
      <presentation:placeholder presentation:object="title" svg:x="0.254in" svg:y="0.13092in" svg:width="4.57188in" svg:height="0.54484in"/>
      <presentation:placeholder presentation:object="object" svg:x="0.25399in" svg:y="0.76279in" svg:width="2.2436in" svg:height="2.15745in"/>
      <presentation:placeholder presentation:object="object" svg:x="2.58227in" svg:y="0.76279in" svg:width="2.2436in" svg:height="2.15745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5" style:display-name="Vergleich">
      <presentation:placeholder presentation:object="title" svg:x="0.254in" svg:y="0.13092in" svg:width="4.57188in" svg:height="0.54484in"/>
      <presentation:placeholder presentation:object="outline" svg:x="0.254in" svg:y="0.73177in" svg:width="2.24448in" svg:height="0.30496in"/>
      <presentation:placeholder presentation:object="object" svg:x="0.254in" svg:y="1.03672in" svg:width="2.24448in" svg:height="1.88352in"/>
      <presentation:placeholder presentation:object="outline" svg:x="2.5805in" svg:y="0.73177in" svg:width="2.24537in" svg:height="0.30496in"/>
      <presentation:placeholder presentation:object="object" svg:x="2.5805in" svg:y="1.03672in" svg:width="2.24537in" svg:height="1.88352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6" style:display-name="Nur Titel">
      <presentation:placeholder presentation:object="title" svg:x="0.254in" svg:y="0.13092in" svg:width="4.57188in" svg:height="0.54484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7" style:display-name="Leer"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8" style:display-name="Inhalt mit Überschrift">
      <presentation:placeholder presentation:object="title" svg:x="0.254in" svg:y="0.13016in" svg:width="1.67124in" svg:height="0.55393in"/>
      <presentation:placeholder presentation:object="object" svg:x="1.98608in" svg:y="0.13016in" svg:width="2.83978in" svg:height="2.79009in"/>
      <presentation:placeholder presentation:object="outline" svg:x="0.254in" svg:y="0.68409in" svg:width="1.67124in" svg:height="2.23615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9" style:display-name="Bild mit Überschrift">
      <presentation:placeholder presentation:object="title" svg:x="0.99569in" svg:y="2.28837in" svg:width="3.04792in" svg:height="0.27015in"/>
      <presentation:placeholder presentation:object="graphic" svg:x="0.99569in" svg:y="0.2921in" svg:width="3.04792in" svg:height="1.96146in"/>
      <presentation:placeholder presentation:object="outline" svg:x="0.99569in" svg:y="2.55852in" svg:width="3.04792in" svg:height="0.38367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10" style:display-name="Titel und vertikaler Text">
      <presentation:placeholder presentation:object="title" svg:x="0.254in" svg:y="0.13092in" svg:width="4.57188in" svg:height="0.54484in"/>
      <presentation:placeholder presentation:object="outline" svg:x="0.254in" svg:y="0.76279in" svg:width="4.57188in" svg:height="2.15745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presentation-page-layout style:name="Master1-PPL11" style:display-name="Vertikaler Titel und Text">
      <presentation:placeholder presentation:object="title" svg:x="3.6829in" svg:y="0.13092in" svg:width="1.14296in" svg:height="2.78933in"/>
      <presentation:placeholder presentation:object="outline" svg:x="0.254in" svg:y="0.13092in" svg:width="3.34424in" svg:height="2.78933in"/>
      <presentation:placeholder presentation:object="date-time" svg:x="0.254in" svg:y="3.02997in" svg:width="1.1853in" svg:height="0.17405in"/>
      <presentation:placeholder presentation:object="footer" svg:x="1.73562in" svg:y="3.02997in" svg:width="1.60862in" svg:height="0.17405in"/>
      <presentation:placeholder presentation:object="page-number" svg:x="3.64057in" svg:y="3.02997in" svg:width="1.1853in" svg:height="0.17405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367" draw:style="linear" draw:angle="0" draw:start-color="#005bbb" draw:end-color="#002a57" draw:start-intensity="100%" draw:end-intensity="20%"/>
    <draw:gradient draw:name="a345" draw:style="linear" draw:angle="0" draw:start-color="#9999cc" draw:end-color="#ffffd1" draw:start-intensity="100%" draw:end-intensity="20%"/>
    <draw:gradient draw:name="a372" draw:style="linear" draw:angle="0" draw:start-color="#005bbb" draw:end-color="#002a57" draw:start-intensity="100%" draw:end-intensity="20%"/>
    <draw:gradient draw:name="a350" draw:style="linear" draw:angle="0" draw:start-color="#dfd2c1" draw:end-color="#cccccc" draw:start-intensity="100%" draw:end-intensity="20%"/>
    <draw:gradient draw:name="a377" draw:style="linear" draw:angle="0" draw:start-color="#33cc33" draw:end-color="#185e18" draw:start-intensity="100%" draw:end-intensity="20%"/>
    <draw:gradient draw:name="a355" draw:style="linear" draw:angle="0" draw:start-color="#33cc33" draw:end-color="#185e18" draw:start-intensity="100%" draw:end-intensity="20%"/>
    <draw:gradient draw:name="a382" draw:style="linear" draw:angle="0" draw:start-color="#ff9933" draw:end-color="#764718" draw:start-intensity="100%" draw:end-intensity="20%"/>
    <draw:gradient draw:name="a360" draw:style="linear" draw:angle="0" draw:start-color="#ff9933" draw:end-color="#764718" draw:start-intensity="100%" draw:end-intensity="20%"/>
  </office:styles>
  <office:automatic-styles>
    <style:page-layout style:name="pageLayout1">
      <style:page-layout-properties fo:page-width="5.07986in" fo:page-height="3.2691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90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2385in" fo:padding-bottom="0.02385in" fo:padding-left="0.04769in" fo:padding-right="0.0476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47698in" fo:margin-left="0.17886in" fo:margin-right="0in" fo:text-indent="-0.17886in" fo:margin-top="0.05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47698in" fo:margin-left="0.38753in" fo:margin-right="0in" fo:text-indent="-0.1490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47698in" fo:margin-left="1.07318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47698in" fo:margin-left="0.17886in" fo:margin-right="0in" fo:text-indent="-0.1788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47698in" fo:margin-left="0.38753in" fo:margin-right="0in" fo:text-indent="-0.1490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47698in" fo:margin-left="0.59622in" fo:margin-right="0in" fo:text-indent="-0.11924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47698in" fo:margin-left="0.59622in" fo:margin-right="0in" fo:text-indent="-0.11924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47698in" fo:margin-left="0.83471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0.47698in" fo:margin-left="0.83471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47698in" fo:margin-left="1.07318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0.47698in" fo:margin-left="1.07318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47698in" fo:margin-left="0.59622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47698in" fo:margin-left="0.83471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47698in" fo:margin-left="1.07318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47698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center" style:tab-stop-distance="0.47698in" fo:margin-left="0in" fo:margin-right="0in" fo:text-indent="0in" fo:margin-top="0.05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">
      <style:graphic-properties fo:wrap-option="wrap" fo:padding-top="0.02385in" fo:padding-bottom="0.02385in" fo:padding-left="0.04769in" fo:padding-right="0.04769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2385in" fo:padding-bottom="0.02385in" fo:padding-left="0.04769in" fo:padding-right="0.0476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47698in" fo:margin-left="0in" fo:margin-right="0in" fo:text-indent="0in" fo:margin-top="0.05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0.47698in" fo:margin-left="0in" fo:margin-right="0in" fo:text-indent="0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2385in" fo:padding-bottom="0.02385in" fo:padding-left="0.04769in" fo:padding-right="0.0476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0.47698in" fo:margin-left="0.17886in" fo:margin-right="0in" fo:text-indent="-0.17886in" fo:margin-top="0.05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47698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47698in" fo:margin-left="0.38753in" fo:margin-right="0in" fo:text-indent="-0.1490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47698in" fo:margin-left="0.17886in" fo:margin-right="0in" fo:text-indent="-0.1788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47698in" fo:margin-left="0.38753in" fo:margin-right="0in" fo:text-indent="-0.1490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47698in" fo:margin-left="0.59622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47698in" fo:margin-left="0.83471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0.47698in" fo:margin-left="0.17886in" fo:margin-right="0in" fo:text-indent="-0.17886in" fo:margin-top="0.05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0.47698in" fo:margin-left="0.38753in" fo:margin-right="0in" fo:text-indent="-0.1490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47698in" fo:margin-left="0.59622in" fo:margin-right="0in" fo:text-indent="-0.11924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47698in" fo:margin-left="1.07318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47698in" fo:margin-left="0in" fo:margin-right="0in" fo:text-indent="0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8">
      <style:graphic-properties fo:wrap-option="wrap" fo:padding-top="0.02385in" fo:padding-bottom="0.02385in" fo:padding-left="0.04769in" fo:padding-right="0.0476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47698in" fo:margin-left="0.17886in" fo:margin-right="0in" fo:text-indent="-0.17886in" fo:margin-top="0.05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47698in" fo:margin-left="0.83471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47698in" fo:margin-left="0.38753in" fo:margin-right="0in" fo:text-indent="-0.1490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47698in" fo:margin-left="1.07318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0.47698in" fo:margin-left="0.59622in" fo:margin-right="0in" fo:text-indent="-0.11924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47698in" fo:margin-left="0.83471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47698in" fo:margin-left="0.17886in" fo:margin-right="0in" fo:text-indent="-0.17886in" fo:margin-top="0.05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47698in" fo:margin-left="0.17886in" fo:margin-right="0in" fo:text-indent="-0.1788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47698in" fo:margin-left="0.38753in" fo:margin-right="0in" fo:text-indent="-0.1490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0.47698in" fo:margin-left="0.38753in" fo:margin-right="0in" fo:text-indent="-0.14906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47698in" fo:margin-left="0.59622in" fo:margin-right="0in" fo:text-indent="-0.11924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47698in" fo:margin-left="0.59622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47698in" fo:margin-left="0.83471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0.47698in" fo:margin-left="0.83471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0.47698in" fo:margin-left="1.07318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2385in" fo:padding-bottom="0.02385in" fo:padding-left="0.04769in" fo:padding-right="0.04769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6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47698in" fo:margin-left="1.07318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0.47698in" fo:margin-left="1.07318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2385in" fo:padding-bottom="0.02385in" fo:padding-left="0.04769in" fo:padding-right="0.04769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84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2385in" fo:padding-bottom="0.02385in" fo:padding-left="0.04769in" fo:padding-right="0.0476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47698in" fo:margin-left="0.17886in" fo:margin-right="0in" fo:text-indent="-0.1788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2385in" fo:padding-bottom="0.02385in" fo:padding-left="0.04769in" fo:padding-right="0.04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0.47698in" fo:margin-left="0.38753in" fo:margin-right="0in" fo:text-indent="-0.14906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47698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47698in" fo:margin-left="0.59622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2385in" fo:padding-bottom="0.02385in" fo:padding-left="0.04769in" fo:padding-right="0.0476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47698in" fo:margin-left="0.83471in" fo:margin-right="0in" fo:text-indent="-0.11924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2385in" fo:padding-bottom="0.02385in" fo:padding-left="0.04769in" fo:padding-right="0.0476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0.476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bullet text:level="1" text:bullet-char="•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298in" text:min-label-width="0.149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848in" text:min-label-width="0.149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4716in" text:min-label-width="0.149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8565in" text:min-label-width="0.149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413in" text:min-label-width="0.149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094in" text:min-label-width="0.149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094in" text:min-label-width="0.149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094in" text:min-label-width="0.149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094in" text:min-label-width="0.14906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298in" text:min-label-width="0.149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848in" text:min-label-width="0.149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4716in" text:min-label-width="0.149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8565in" text:min-label-width="0.149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413in" text:min-label-width="0.149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094in" text:min-label-width="0.149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094in" text:min-label-width="0.149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094in" text:min-label-width="0.149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094in" text:min-label-width="0.14906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788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0867in" text:min-label-width="0.1788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736in" text:min-label-width="0.1788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585in" text:min-label-width="0.1788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9432in" text:min-label-width="0.1788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2114in" text:min-label-width="0.1788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2114in" text:min-label-width="0.1788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2114in" text:min-label-width="0.1788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2114in" text:min-label-width="0.17886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298in" text:min-label-width="0.149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848in" text:min-label-width="0.149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4716in" text:min-label-width="0.149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8565in" text:min-label-width="0.149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413in" text:min-label-width="0.149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094in" text:min-label-width="0.149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094in" text:min-label-width="0.149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094in" text:min-label-width="0.149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094in" text:min-label-width="0.14906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753in"/>
      </text:list-level-style-number>
      <text:list-level-style-number text:level="3" style:num-format="">
        <style:list-level-properties text:space-before="0.59622in"/>
      </text:list-level-style-number>
      <text:list-level-style-number text:level="4" style:num-format="">
        <style:list-level-properties text:space-before="0.83471in"/>
      </text:list-level-style-number>
      <text:list-level-style-number text:level="5" style:num-format="">
        <style:list-level-properties text:space-before="1.0731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–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753in"/>
      </text:list-level-style-number>
      <text:list-level-style-number text:level="3" style:num-format="">
        <style:list-level-properties text:space-before="0.59622in"/>
      </text:list-level-style-number>
      <text:list-level-style-number text:level="4" style:num-format="">
        <style:list-level-properties text:space-before="0.83471in"/>
      </text:list-level-style-number>
      <text:list-level-style-number text:level="5" style:num-format="">
        <style:list-level-properties text:space-before="1.0731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bullet text:level="1" text:bullet-char="–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1788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0867in" text:min-label-width="0.1788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736in" text:min-label-width="0.1788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585in" text:min-label-width="0.1788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9432in" text:min-label-width="0.1788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2114in" text:min-label-width="0.1788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2114in" text:min-label-width="0.1788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2114in" text:min-label-width="0.1788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2114in" text:min-label-width="0.17886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–">
        <style:list-level-properties text:space-before="0.0298in" text:min-label-width="0.149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848in" text:min-label-width="0.149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4716in" text:min-label-width="0.149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8565in" text:min-label-width="0.149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413in" text:min-label-width="0.149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094in" text:min-label-width="0.149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094in" text:min-label-width="0.149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094in" text:min-label-width="0.149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094in" text:min-label-width="0.14906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753in"/>
      </text:list-level-style-number>
      <text:list-level-style-number text:level="3" style:num-format="">
        <style:list-level-properties text:space-before="0.59622in"/>
      </text:list-level-style-number>
      <text:list-level-style-number text:level="4" style:num-format="">
        <style:list-level-properties text:space-before="0.83471in"/>
      </text:list-level-style-number>
      <text:list-level-style-number text:level="5" style:num-format="">
        <style:list-level-properties text:space-before="1.0731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1788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0867in" text:min-label-width="0.1788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736in" text:min-label-width="0.1788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585in" text:min-label-width="0.1788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9432in" text:min-label-width="0.1788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2114in" text:min-label-width="0.1788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2114in" text:min-label-width="0.1788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2114in" text:min-label-width="0.1788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2114in" text:min-label-width="0.17886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788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0867in" text:min-label-width="0.1788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736in" text:min-label-width="0.1788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585in" text:min-label-width="0.1788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9432in" text:min-label-width="0.1788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2114in" text:min-label-width="0.1788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2114in" text:min-label-width="0.1788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2114in" text:min-label-width="0.1788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2114in" text:min-label-width="0.17886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298in" text:min-label-width="0.149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848in" text:min-label-width="0.149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4716in" text:min-label-width="0.149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8565in" text:min-label-width="0.149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413in" text:min-label-width="0.149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094in" text:min-label-width="0.149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094in" text:min-label-width="0.149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094in" text:min-label-width="0.149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094in" text:min-label-width="0.14906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753in"/>
      </text:list-level-style-number>
      <text:list-level-style-number text:level="3" style:num-format="">
        <style:list-level-properties text:space-before="0.59622in"/>
      </text:list-level-style-number>
      <text:list-level-style-number text:level="4" style:num-format="">
        <style:list-level-properties text:space-before="0.83471in"/>
      </text:list-level-style-number>
      <text:list-level-style-number text:level="5" style:num-format="">
        <style:list-level-properties text:space-before="1.0731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1788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0867in" text:min-label-width="0.1788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736in" text:min-label-width="0.1788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585in" text:min-label-width="0.1788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9432in" text:min-label-width="0.1788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2114in" text:min-label-width="0.1788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2114in" text:min-label-width="0.1788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2114in" text:min-label-width="0.1788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2114in" text:min-label-width="0.17886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298in" text:min-label-width="0.149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848in" text:min-label-width="0.149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4716in" text:min-label-width="0.149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8565in" text:min-label-width="0.149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413in" text:min-label-width="0.149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094in" text:min-label-width="0.149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094in" text:min-label-width="0.149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094in" text:min-label-width="0.149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094in" text:min-label-width="0.14906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753in"/>
      </text:list-level-style-number>
      <text:list-level-style-number text:level="3" style:num-format="">
        <style:list-level-properties text:space-before="0.59622in"/>
      </text:list-level-style-number>
      <text:list-level-style-number text:level="4" style:num-format="">
        <style:list-level-properties text:space-before="0.83471in"/>
      </text:list-level-style-number>
      <text:list-level-style-number text:level="5" style:num-format="">
        <style:list-level-properties text:space-before="1.07318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788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0867in" text:min-label-width="0.1788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736in" text:min-label-width="0.1788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585in" text:min-label-width="0.1788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9432in" text:min-label-width="0.1788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2114in" text:min-label-width="0.1788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2114in" text:min-label-width="0.1788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2114in" text:min-label-width="0.1788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2114in" text:min-label-width="0.17886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1788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0867in" text:min-label-width="0.1788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736in" text:min-label-width="0.1788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585in" text:min-label-width="0.1788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9432in" text:min-label-width="0.1788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2114in" text:min-label-width="0.1788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2114in" text:min-label-width="0.1788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2114in" text:min-label-width="0.1788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2114in" text:min-label-width="0.17886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1788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0867in" text:min-label-width="0.1788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736in" text:min-label-width="0.1788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585in" text:min-label-width="0.1788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9432in" text:min-label-width="0.1788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2114in" text:min-label-width="0.1788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2114in" text:min-label-width="0.1788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2114in" text:min-label-width="0.1788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2114in" text:min-label-width="0.17886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298in" text:min-label-width="0.149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848in" text:min-label-width="0.149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4716in" text:min-label-width="0.149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8565in" text:min-label-width="0.149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413in" text:min-label-width="0.149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094in" text:min-label-width="0.149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094in" text:min-label-width="0.149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094in" text:min-label-width="0.149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094in" text:min-label-width="0.14906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298in" text:min-label-width="0.149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848in" text:min-label-width="0.149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4716in" text:min-label-width="0.149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8565in" text:min-label-width="0.149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413in" text:min-label-width="0.149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094in" text:min-label-width="0.149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094in" text:min-label-width="0.149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094in" text:min-label-width="0.149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094in" text:min-label-width="0.14906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298in" text:min-label-width="0.1490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3848in" text:min-label-width="0.1490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4716in" text:min-label-width="0.1490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8565in" text:min-label-width="0.1490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413in" text:min-label-width="0.1490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094in" text:min-label-width="0.1490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094in" text:min-label-width="0.1490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094in" text:min-label-width="0.1490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094in" text:min-label-width="0.14906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1788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0867in" text:min-label-width="0.1788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736in" text:min-label-width="0.1788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585in" text:min-label-width="0.1788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9432in" text:min-label-width="0.1788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2114in" text:min-label-width="0.1788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2114in" text:min-label-width="0.1788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2114in" text:min-label-width="0.1788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2114in" text:min-label-width="0.17886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05962in" text:min-label-width="0.11924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6829in" text:min-label-width="0.11924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698in" text:min-label-width="0.11924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1546in" text:min-label-width="0.11924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5394in" text:min-label-width="0.11924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8076in" text:min-label-width="0.11924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8076in" text:min-label-width="0.11924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8076in" text:min-label-width="0.11924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8076in" text:min-label-width="0.11924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3" draw:name="Titelplatzhalter 1" svg:x="0.254in" svg:y="0.13092in" svg:width="4.57188in" svg:height="0.54484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desc/>
      </draw:frame>
      <draw:frame draw:id="id1" presentation:style-name="a19" draw:name="Textplatzhalter 2" svg:x="0.254in" svg:y="0.76279in" svg:width="4.57188in" svg:height="2.157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Datumsplatzhalter 3" svg:x="0.254in" svg:y="3.02997in" svg:width="1.1853in" svg:height="0.1740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7.04.2013</text:date></text:span></text:p>
        </draw:text-box>
        <svg:desc/>
      </draw:frame>
      <draw:frame draw:id="id3" presentation:style-name="a26" draw:name="Fußzeilenplatzhalter 4" svg:x="1.73562in" svg:y="3.02997in" svg:width="1.60862in" svg:height="0.17405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Foliennummernplatzhalter 5" svg:x="3.64057in" svg:y="3.02997in" svg:width="1.1853in" svg:height="0.1740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0.381in" svg:y="1.01554in" svg:width="4.31788in" svg:height="0.70074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desc/>
      </draw:frame>
      <draw:frame draw:id="id6" presentation:style-name="a36" draw:name="Untertitel 2" svg:x="0.76198in" svg:y="1.85249in" svg:width="3.5559in" svg:height="0.83543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desc/>
      </draw:frame>
      <draw:frame draw:id="id7" presentation:style-name="a40" draw:name="Datumsplatzhalter 3" svg:x="0.254in" svg:y="3.02997in" svg:width="1.1853in" svg:height="0.17405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7.04.2013</text:date></text:span></text:p>
        </draw:text-box>
        <svg:desc/>
      </draw:frame>
      <draw:frame draw:id="id8" presentation:style-name="a43" draw:name="Fußzeilenplatzhalter 4" svg:x="1.73562in" svg:y="3.02997in" svg:width="1.60862in" svg:height="0.17405in" presentation:class="footer" presentation:placeholder="false">
        <draw:text-box>
          <text:p text:style-name="a42" text:class-names="" text:cond-style-name=""><text:span text:style-name="a41" text:class-names=""/></text:p>
        </draw:text-box>
        <svg:desc/>
      </draw:frame>
      <draw:frame draw:id="id9" presentation:style-name="a46" draw:name="Foliennummernplatzhalter 5" svg:x="3.64057in" svg:y="3.02997in" svg:width="1.1853in" svg:height="0.17405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254in" svg:y="0.13092in" svg:width="4.57188in" svg:height="0.54484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desc/>
      </draw:frame>
      <draw:frame draw:id="id11" presentation:style-name="a66" draw:name="Inhaltsplatzhalter 2" svg:x="0.254in" svg:y="0.76279in" svg:width="4.57188in" svg:height="2.1574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e durch Klicken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70" draw:name="Datumsplatzhalter 3" svg:x="0.254in" svg:y="3.02997in" svg:width="1.1853in" svg:height="0.17405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7.04.2013</text:date></text:span></text:p>
        </draw:text-box>
        <svg:desc/>
      </draw:frame>
      <draw:frame draw:id="id13" presentation:style-name="a73" draw:name="Fußzeilenplatzhalter 4" svg:x="1.73562in" svg:y="3.02997in" svg:width="1.60862in" svg:height="0.17405in" presentation:class="footer" presentation:placeholder="false">
        <draw:text-box>
          <text:p text:style-name="a72" text:class-names="" text:cond-style-name=""><text:span text:style-name="a71" text:class-names=""/></text:p>
        </draw:text-box>
        <svg:desc/>
      </draw:frame>
      <draw:frame draw:id="id14" presentation:style-name="a76" draw:name="Foliennummernplatzhalter 5" svg:x="3.64057in" svg:y="3.02997in" svg:width="1.1853in" svg:height="0.17405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desc/>
      </draw:frame>
    </style:master-page>
    <style:master-page style:name="Master1-Layout3-secHead-Abschnittsüberschrift" style:page-layout-name="pageLayout1" draw:style-name="a77">
      <draw:frame draw:id="id15" presentation:style-name="a80" draw:name="Titel 1" svg:x="0.40127in" svg:y="2.1007in" svg:width="4.31788in" svg:height="0.64928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desc/>
      </draw:frame>
      <draw:frame draw:id="id16" presentation:style-name="a84" draw:name="Textplatzhalter 2" svg:x="0.40127in" svg:y="1.38558in" svg:width="4.31788in" svg:height="0.71511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e durch Klicken bearbeiten</text:span></text:p>
            </text:list-item>
          </text:list>
        </draw:text-box>
        <svg:desc/>
      </draw:frame>
      <draw:frame draw:id="id17" presentation:style-name="a88" draw:name="Datumsplatzhalter 3" svg:x="0.254in" svg:y="3.02997in" svg:width="1.1853in" svg:height="0.17405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7.04.2013</text:date></text:span></text:p>
        </draw:text-box>
        <svg:desc/>
      </draw:frame>
      <draw:frame draw:id="id18" presentation:style-name="a91" draw:name="Fußzeilenplatzhalter 4" svg:x="1.73562in" svg:y="3.02997in" svg:width="1.60862in" svg:height="0.17405in" presentation:class="footer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19" presentation:style-name="a94" draw:name="Foliennummernplatzhalter 5" svg:x="3.64057in" svg:y="3.02997in" svg:width="1.1853in" svg:height="0.17405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254in" svg:y="0.13092in" svg:width="4.57188in" svg:height="0.54484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desc/>
      </draw:frame>
      <draw:frame draw:id="id21" presentation:style-name="a114" draw:name="Inhaltsplatzhalter 2" svg:x="0.25399in" svg:y="0.76279in" svg:width="2.2436in" svg:height="2.1574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e durch Klicken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30" draw:name="Inhaltsplatzhalter 3" svg:x="2.58227in" svg:y="0.76279in" svg:width="2.2436in" svg:height="2.1574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e durch Klicken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34" draw:name="Datumsplatzhalter 4" svg:x="0.254in" svg:y="3.02997in" svg:width="1.1853in" svg:height="0.17405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7.04.2013</text:date></text:span></text:p>
        </draw:text-box>
        <svg:desc/>
      </draw:frame>
      <draw:frame draw:id="id24" presentation:style-name="a137" draw:name="Fußzeilenplatzhalter 5" svg:x="1.73562in" svg:y="3.02997in" svg:width="1.60862in" svg:height="0.17405in" presentation:class="footer" presentation:placeholder="false">
        <draw:text-box>
          <text:p text:style-name="a136" text:class-names="" text:cond-style-name=""><text:span text:style-name="a135" text:class-names=""/></text:p>
        </draw:text-box>
        <svg:desc/>
      </draw:frame>
      <draw:frame draw:id="id25" presentation:style-name="a140" draw:name="Foliennummernplatzhalter 6" svg:x="3.64057in" svg:y="3.02997in" svg:width="1.1853in" svg:height="0.17405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254in" svg:y="0.13092in" svg:width="4.57188in" svg:height="0.54484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desc/>
      </draw:frame>
      <draw:frame draw:id="id27" presentation:style-name="a148" draw:name="Textplatzhalter 2" svg:x="0.254in" svg:y="0.73177in" svg:width="2.24448in" svg:height="0.30496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e durch Klicken bearbeiten</text:span></text:p>
            </text:list-item>
          </text:list>
        </draw:text-box>
        <svg:desc/>
      </draw:frame>
      <draw:frame draw:id="id28" presentation:style-name="a164" draw:name="Inhaltsplatzhalter 3" svg:x="0.254in" svg:y="1.03672in" svg:width="2.24448in" svg:height="1.88352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e durch Klicken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68" draw:name="Textplatzhalter 4" svg:x="2.5805in" svg:y="0.73177in" svg:width="2.24537in" svg:height="0.30496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e durch Klicken bearbeiten</text:span></text:p>
            </text:list-item>
          </text:list>
        </draw:text-box>
        <svg:desc/>
      </draw:frame>
      <draw:frame draw:id="id30" presentation:style-name="a184" draw:name="Inhaltsplatzhalter 5" svg:x="2.5805in" svg:y="1.03672in" svg:width="2.24537in" svg:height="1.88352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e durch Klicken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8" draw:name="Datumsplatzhalter 6" svg:x="0.254in" svg:y="3.02997in" svg:width="1.1853in" svg:height="0.17405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7.04.2013</text:date></text:span></text:p>
        </draw:text-box>
        <svg:desc/>
      </draw:frame>
      <draw:frame draw:id="id32" presentation:style-name="a191" draw:name="Fußzeilenplatzhalter 7" svg:x="1.73562in" svg:y="3.02997in" svg:width="1.60862in" svg:height="0.17405in" presentation:class="footer" presentation:placeholder="false">
        <draw:text-box>
          <text:p text:style-name="a190" text:class-names="" text:cond-style-name=""><text:span text:style-name="a189" text:class-names=""/></text:p>
        </draw:text-box>
        <svg:desc/>
      </draw:frame>
      <draw:frame draw:id="id33" presentation:style-name="a194" draw:name="Foliennummernplatzhalter 8" svg:x="3.64057in" svg:y="3.02997in" svg:width="1.1853in" svg:height="0.17405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254in" svg:y="0.13092in" svg:width="4.57188in" svg:height="0.54484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desc/>
      </draw:frame>
      <draw:frame draw:id="id35" presentation:style-name="a202" draw:name="Datumsplatzhalter 2" svg:x="0.254in" svg:y="3.02997in" svg:width="1.1853in" svg:height="0.17405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7.04.2013</text:date></text:span></text:p>
        </draw:text-box>
        <svg:desc/>
      </draw:frame>
      <draw:frame draw:id="id36" presentation:style-name="a205" draw:name="Fußzeilenplatzhalter 3" svg:x="1.73562in" svg:y="3.02997in" svg:width="1.60862in" svg:height="0.17405in" presentation:class="footer" presentation:placeholder="false">
        <draw:text-box>
          <text:p text:style-name="a204" text:class-names="" text:cond-style-name=""><text:span text:style-name="a203" text:class-names=""/></text:p>
        </draw:text-box>
        <svg:desc/>
      </draw:frame>
      <draw:frame draw:id="id37" presentation:style-name="a208" draw:name="Foliennummernplatzhalter 4" svg:x="3.64057in" svg:y="3.02997in" svg:width="1.1853in" svg:height="0.17405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254in" svg:y="3.02997in" svg:width="1.1853in" svg:height="0.17405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7.04.2013</text:date></text:span></text:p>
        </draw:text-box>
        <svg:desc/>
      </draw:frame>
      <draw:frame draw:id="id39" presentation:style-name="a216" draw:name="Fußzeilenplatzhalter 2" svg:x="1.73562in" svg:y="3.02997in" svg:width="1.60862in" svg:height="0.17405in" presentation:class="footer" presentation:placeholder="false">
        <draw:text-box>
          <text:p text:style-name="a215" text:class-names="" text:cond-style-name=""><text:span text:style-name="a214" text:class-names=""/></text:p>
        </draw:text-box>
        <svg:desc/>
      </draw:frame>
      <draw:frame draw:id="id40" presentation:style-name="a219" draw:name="Foliennummernplatzhalter 3" svg:x="3.64057in" svg:y="3.02997in" svg:width="1.1853in" svg:height="0.17405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254in" svg:y="0.13016in" svg:width="1.67124in" svg:height="0.5539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desc/>
      </draw:frame>
      <draw:frame draw:id="id42" presentation:style-name="a239" draw:name="Inhaltsplatzhalter 2" svg:x="1.98608in" svg:y="0.13016in" svg:width="2.83978in" svg:height="2.79009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e durch Klicken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43" draw:name="Textplatzhalter 3" svg:x="0.254in" svg:y="0.68409in" svg:width="1.67124in" svg:height="2.23615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e durch Klicken bearbeiten</text:span></text:p>
            </text:list-item>
          </text:list>
        </draw:text-box>
        <svg:desc/>
      </draw:frame>
      <draw:frame draw:id="id44" presentation:style-name="a247" draw:name="Datumsplatzhalter 4" svg:x="0.254in" svg:y="3.02997in" svg:width="1.1853in" svg:height="0.1740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7.04.2013</text:date></text:span></text:p>
        </draw:text-box>
        <svg:desc/>
      </draw:frame>
      <draw:frame draw:id="id45" presentation:style-name="a250" draw:name="Fußzeilenplatzhalter 5" svg:x="1.73562in" svg:y="3.02997in" svg:width="1.60862in" svg:height="0.17405in" presentation:class="footer" presentation:placeholder="false">
        <draw:text-box>
          <text:p text:style-name="a249" text:class-names="" text:cond-style-name=""><text:span text:style-name="a248" text:class-names=""/></text:p>
        </draw:text-box>
        <svg:desc/>
      </draw:frame>
      <draw:frame draw:id="id46" presentation:style-name="a253" draw:name="Foliennummernplatzhalter 6" svg:x="3.64057in" svg:y="3.02997in" svg:width="1.1853in" svg:height="0.17405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9569in" svg:y="2.28837in" svg:width="3.04792in" svg:height="0.27015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desc/>
      </draw:frame>
      <draw:frame draw:id="id48" presentation:style-name="a260" draw:name="Bildplatzhalter 2" svg:x="0.99569in" svg:y="0.2921in" svg:width="3.04792in" svg:height="1.9614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desc/>
      </draw:frame>
      <draw:frame draw:id="id49" presentation:style-name="a264" draw:name="Textplatzhalter 3" svg:x="0.99569in" svg:y="2.55852in" svg:width="3.04792in" svg:height="0.38367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e durch Klicken bearbeiten</text:span></text:p>
            </text:list-item>
          </text:list>
        </draw:text-box>
        <svg:desc/>
      </draw:frame>
      <draw:frame draw:id="id50" presentation:style-name="a268" draw:name="Datumsplatzhalter 4" svg:x="0.254in" svg:y="3.02997in" svg:width="1.1853in" svg:height="0.17405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7.04.2013</text:date></text:span></text:p>
        </draw:text-box>
        <svg:desc/>
      </draw:frame>
      <draw:frame draw:id="id51" presentation:style-name="a271" draw:name="Fußzeilenplatzhalter 5" svg:x="1.73562in" svg:y="3.02997in" svg:width="1.60862in" svg:height="0.17405in" presentation:class="footer" presentation:placeholder="false">
        <draw:text-box>
          <text:p text:style-name="a270" text:class-names="" text:cond-style-name=""><text:span text:style-name="a269" text:class-names=""/></text:p>
        </draw:text-box>
        <svg:desc/>
      </draw:frame>
      <draw:frame draw:id="id52" presentation:style-name="a274" draw:name="Foliennummernplatzhalter 6" svg:x="3.64057in" svg:y="3.02997in" svg:width="1.1853in" svg:height="0.17405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254in" svg:y="0.13092in" svg:width="4.57188in" svg:height="0.54484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desc/>
      </draw:frame>
      <draw:frame draw:id="id54" presentation:style-name="a294" draw:name="Vertikaler Textplatzhalter 2" svg:x="0.254in" svg:y="0.76279in" svg:width="4.57188in" svg:height="2.1574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e durch Klicken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298" draw:name="Datumsplatzhalter 3" svg:x="0.254in" svg:y="3.02997in" svg:width="1.1853in" svg:height="0.17405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7.04.2013</text:date></text:span></text:p>
        </draw:text-box>
        <svg:desc/>
      </draw:frame>
      <draw:frame draw:id="id56" presentation:style-name="a301" draw:name="Fußzeilenplatzhalter 4" svg:x="1.73562in" svg:y="3.02997in" svg:width="1.60862in" svg:height="0.17405in" presentation:class="footer" presentation:placeholder="false">
        <draw:text-box>
          <text:p text:style-name="a300" text:class-names="" text:cond-style-name=""><text:span text:style-name="a299" text:class-names=""/></text:p>
        </draw:text-box>
        <svg:desc/>
      </draw:frame>
      <draw:frame draw:id="id57" presentation:style-name="a304" draw:name="Foliennummernplatzhalter 5" svg:x="3.64057in" svg:y="3.02997in" svg:width="1.1853in" svg:height="0.17405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3.6829in" svg:y="0.13092in" svg:width="1.14296in" svg:height="2.78933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desc/>
      </draw:frame>
      <draw:frame draw:id="id59" presentation:style-name="a324" draw:name="Vertikaler Textplatzhalter 2" svg:x="0.254in" svg:y="0.13092in" svg:width="3.34424in" svg:height="2.78933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e durch Klicken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28" draw:name="Datumsplatzhalter 3" svg:x="0.254in" svg:y="3.02997in" svg:width="1.1853in" svg:height="0.17405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7.04.2013</text:date></text:span></text:p>
        </draw:text-box>
        <svg:desc/>
      </draw:frame>
      <draw:frame draw:id="id61" presentation:style-name="a331" draw:name="Fußzeilenplatzhalter 4" svg:x="1.73562in" svg:y="3.02997in" svg:width="1.60862in" svg:height="0.17405in" presentation:class="footer" presentation:placeholder="false">
        <draw:text-box>
          <text:p text:style-name="a330" text:class-names="" text:cond-style-name=""><text:span text:style-name="a329" text:class-names=""/></text:p>
        </draw:text-box>
        <svg:desc/>
      </draw:frame>
      <draw:frame draw:id="id62" presentation:style-name="a334" draw:name="Foliennummernplatzhalter 5" svg:x="3.64057in" svg:y="3.02997in" svg:width="1.1853in" svg:height="0.17405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Thomas Hucke</meta:initial-creator>
    <dc:creator>Thomas Hucke</dc:creator>
    <meta:creation-date>2013-04-07T13:11:43Z</meta:creation-date>
    <dc:date>2013-04-07T13:15:47Z</dc:date>
    <meta:editing-cycles>1</meta:editing-cycles>
    <meta:editing-duration>PT0S</meta:editing-duration>
    <meta:document-statistic meta:paragraph-count="9" meta:word-count="51"/>
  </office:meta>
</office:document-meta>
</file>